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style:line-height-at-least="0.2291in" fo:widows="1"/>
      <style:text-properties fo:font-variant="normal" fo:text-transform="none" fo:color="#000000" style:font-name="Helvetica Neue" fo:font-size="11.25pt" fo:letter-spacing="normal" fo:font-style="normal" fo:font-weight="normal"/>
    </style:style>
    <style:style style:name="P2" style:family="paragraph" style:parent-style-name="Text_20_body" style:list-style-name="L2">
      <style:paragraph-properties style:line-height-at-least="0.2291in" fo:widows="1"/>
      <style:text-properties fo:font-variant="normal" fo:text-transform="none" fo:color="#000000" style:font-name="Helvetica Neue" fo:font-size="11.25pt" fo:letter-spacing="normal" fo:font-style="normal" fo:font-weight="normal"/>
    </style:style>
    <style:style style:name="P3" style:family="paragraph" style:parent-style-name="Text_20_body" style:list-style-name="L3">
      <style:paragraph-properties style:line-height-at-least="0.2291in" fo:widows="1"/>
      <style:text-properties fo:font-variant="normal" fo:text-transform="none" fo:color="#000000" style:font-name="Helvetica Neue" fo:font-size="11.25pt" fo:letter-spacing="normal" fo:font-style="normal" fo:font-weight="normal"/>
    </style:style>
    <style:style style:name="P4" style:family="paragraph" style:parent-style-name="Text_20_body" style:list-style-name="L4">
      <style:paragraph-properties style:line-height-at-least="0.2291in" fo:widows="1"/>
      <style:text-properties fo:font-variant="normal" fo:text-transform="none" fo:color="#000000" style:font-name="Helvetica Neue" fo:font-size="11.25pt" fo:letter-spacing="normal" fo:font-style="normal" fo:font-weight="normal"/>
    </style:style>
    <style:style style:name="P5" style:family="paragraph" style:parent-style-name="Text_20_body" style:list-style-name="L5">
      <style:paragraph-properties style:line-height-at-least="0.2291in" fo:widows="1"/>
      <style:text-properties fo:font-variant="normal" fo:text-transform="none" fo:color="#000000" style:font-name="Helvetica Neue" fo:font-size="11.25pt" fo:letter-spacing="normal" fo:font-style="normal" fo:font-weight="normal"/>
    </style:style>
    <style:style style:name="P6" style:family="paragraph" style:parent-style-name="Text_20_body" style:list-style-name="L6">
      <style:paragraph-properties style:line-height-at-least="0.2291in" fo:widows="1"/>
      <style:text-properties fo:font-variant="normal" fo:text-transform="none" fo:color="#000000" style:font-name="Helvetica Neue" fo:font-size="11.25pt" fo:letter-spacing="normal" fo:font-style="normal" fo:font-weight="normal"/>
    </style:style>
    <style:style style:name="P7" style:family="paragraph" style:parent-style-name="Text_20_body">
      <style:paragraph-properties fo:margin-left="0in" fo:margin-right="0in" style:line-height-at-least="0.2291in" fo:widows="1" fo:text-indent="0in" style:auto-text-indent="false"/>
    </style:style>
    <style:style style:name="P8"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normal"/>
    </style:style>
    <style:style style:name="P9"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bold"/>
    </style:style>
    <style:style style:name="P10" style:family="paragraph" style:parent-style-name="Text_20_body" style:list-style-name="L1">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1" style:family="paragraph" style:parent-style-name="Text_20_body" style:list-style-name="L2">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2" style:family="paragraph" style:parent-style-name="Text_20_body" style:list-style-name="L4">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3" style:family="paragraph" style:parent-style-name="Text_20_body" style:list-style-name="L5">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4" style:family="paragraph" style:parent-style-name="Text_20_body" style:list-style-name="L6">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5" style:family="paragraph" style:parent-style-name="Text_20_body" style:list-style-name="L2">
      <style:paragraph-properties fo:margin-top="0in" fo:margin-bottom="0in" loext:contextual-spacing="false" style:line-height-at-least="0.2291in" fo:widows="1"/>
    </style:style>
    <style:style style:name="P16" style:family="paragraph" style:parent-style-name="Text_20_body" style:list-style-name="L3">
      <style:paragraph-properties fo:margin-top="0in" fo:margin-bottom="0in" loext:contextual-spacing="false" style:line-height-at-least="0.2291in" fo:widows="1"/>
    </style:style>
    <style:style style:name="P17"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style:style>
    <style:style style:name="P18" style:family="paragraph" style:parent-style-name="Heading_20_3">
      <style:text-properties fo:font-variant="normal" fo:text-transform="none" fo:color="#000000" style:font-name="Helvetica Neue" fo:letter-spacing="normal" fo:font-style="normal"/>
    </style:style>
    <style:style style:name="P19" style:family="paragraph" style:parent-style-name="Heading_20_3">
      <style:paragraph-properties fo:margin-left="0in" fo:margin-right="0in" fo:widows="1" fo:text-indent="0in" style:auto-text-indent="false"/>
      <style:text-properties fo:font-variant="normal" fo:text-transform="none" fo:color="#000000" style:font-name="Helvetica Neue" fo:letter-spacing="normal" fo:font-style="normal"/>
    </style:style>
    <style:style style:name="T1" style:family="text">
      <style:text-properties fo:font-weight="bold"/>
    </style:style>
    <style:style style:name="T2" style:family="text">
      <style:text-properties fo:font-variant="normal" fo:text-transform="none" fo:color="#000000" style:font-name="Helvetica Neue" fo:font-size="11.25pt" fo:letter-spacing="normal" fo:font-style="normal" fo:font-weight="normal"/>
    </style:style>
    <style:style style:name="T3" style:family="text">
      <style:text-properties fo:font-variant="normal" fo:text-transform="none" fo:color="#000000" style:font-name="Helvetica Neue" fo:font-size="11.25pt" fo:letter-spacing="normal" fo:font-style="normal" fo:font-weight="bold"/>
    </style:style>
    <style:style style:name="T4" style:family="text">
      <style:text-properties fo:font-variant="normal" fo:text-transform="none" fo:color="#000000" style:text-line-through-style="none" style:text-line-through-type="none" style:font-name="Helvetica Neue" fo:font-size="11.25pt" fo:letter-spacing="normal" fo:font-style="normal" style:text-underline-style="none" fo:font-weight="normal" style:text-blinking="false"/>
    </style:style>
    <style:style style:name="T5" style:family="text">
      <style:text-properties fo:font-variant="normal" fo:text-transform="none" fo:color="#000000" style:font-name="courier new" fo:font-size="10.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UNDIRECTED GRAPHS STUDY GUIDE</text:h>
      <text:p text:style-name="P7"/>
      <text:p text:style-name="P8"><text:span text:style-name="T1">Graph representation.</text:span> <text:s text:c="2"/>There are many possible internal representations of a graph. We discussed three. You should be familiar with the tradeoffs for each.</text:p>
      <text:list xml:id="list6605681384489465832" text:style-name="L1">
        <text:list-item>
          <text:p text:style-name="P10">List of edges</text:p>
        </text:list-item>
        <text:list-item>
          <text:p text:style-name="P10">Adjacency matrix</text:p>
        </text:list-item>
        <text:list-item>
          <text:p text:style-name="P1">Adjacency lists</text:p>
        </text:list-item>
      </text:list>
      <text:p text:style-name="P8">Usually, we use the adjacency-lists representation because most real-world graphs are sparse.</text:p>
      <text:p text:style-name="P8"><text:span text:style-name="T1">Important graph problems.</text:span> <text:s text:c="2"/>You should be familiar with the following problems.</text:p>
      <text:list xml:id="list6189598123036587293" text:style-name="L2">
        <text:list-item>
          <text:p text:style-name="P11">Is there a path between s and t?</text:p>
        </text:list-item>
        <text:list-item>
          <text:p text:style-name="P11">Is there a cycle in the graph?</text:p>
        </text:list-item>
        <text:list-item>
          <text:p text:style-name="P11">Is a graph bipartite?</text:p>
        </text:list-item>
        <text:list-item>
          <text:p text:style-name="P11">Euler cycle. Is there a cycle that uses every edge exactly once?</text:p>
        </text:list-item>
        <text:list-item>
          <text:p text:style-name="P11">Hamilton cycle. Is there a cycle that uses every vertex exactly once?</text:p>
        </text:list-item>
        <text:list-item>
          <text:p text:style-name="P15"><text:span text:style-name="T2">Planarity problem. Can the graph be drawn in the plane with no crossing edges? (See </text:span><text:a xlink:type="simple" xlink:href="http://www.planarity.net/" text:style-name="Internet_20_link" text:visited-style-name="Visited_20_Internet_20_Link"><text:span text:style-name="T4">this online game</text:span></text:a><text:span text:style-name="T2"> for a funlook at the problem.)</text:span></text:p>
        </text:list-item>
        <text:list-item>
          <text:p text:style-name="P2">Graph isomorphism. Are two graphs the same graph (but with different vertex names)?</text:p>
        </text:list-item>
      </text:list>
      <text:p text:style-name="P8">You should know how to solve the first three—not necessarily because these problems are so important, but because you should have at least a few examples of how to use DFS or BFS to solve problems. For the last four, it's good scholarship to be know whether the problem is tractable (polynomial time) and whether there exists an easy to understand tractable algorithm. We may even ask you how these things on an exam. You do not need to be familiar with the details of the best known algorithm for their solution.</text:p>
      <text:p text:style-name="P8">One important meta-point is that there is no easy way to determine the complexity of a graph problem. For example, finding an Euler cycle is solvable in linear time (and the algorithm is non-trivial but not hideously complex). By contrast, finding a Hamilton cycle is an intractable problem. Planarity can be solved in linear time, but all known algorithms are extremely complex. Graph isomorphism is particularly notable since its tractability has remained elusive despite decades of research.</text:p>
      <text:p text:style-name="P9">Graph traversal.</text:p>
      <text:list xml:id="list7718366497734136530" text:style-name="L3">
        <text:list-item>
          <text:p text:style-name="P16"><text:span text:style-name="T2">DFS. You should know this algorithm absolutely cold by the time the exam comes around. For example, you should be able to write </text:span><text:a xlink:type="simple" xlink:href="http://algs4.cs.princeton.edu/41undirected/DepthFirstSearch.java.html" text:style-name="Internet_20_link" text:visited-style-name="Visited_20_Internet_20_Link"><text:span text:style-name="T4">DepthFirstSearch.java</text:span></text:a><text:span text:style-name="T2"> in your sleep, and the running time of </text:span><text:span text:style-name="Emphasis"><text:span text:style-name="T2">E</text:span></text:span><text:span text:style-name="T2"> + </text:span><text:span text:style-name="Emphasis"><text:span text:style-name="T2">V</text:span></text:span><text:span text:style-name="T2"> (using the adjacency-lists representation) should be scorched into your neurons.</text:span></text:p>
        </text:list-item>
        <text:list-item>
          <text:p text:style-name="P3">BFS. You should have the same level of familiarity as with DFS.You should understand that almost any problem you care to solve with unweighted graphs can be solved with one of these two algorithms. You should understand when each is appropriate to use.</text:p>
        </text:list-item>
      </text:list>
      <text:p text:style-name="P7"><text:soft-page-break/><text:span text:style-name="T3">Graph client design pattern (used for 4.1, 4.2, 4.3, and 4.4).</text:span><text:span text:style-name="T2"> <text:s text:c="2"/>Instead of creating bloated data types that both provide basic graph operations </text:span><text:span text:style-name="Emphasis"><text:span text:style-name="T2">and</text:span></text:span><text:span text:style-name="T2"> solve graph problems, we have one class (e.g. </text:span><text:span text:style-name="Teletype"><text:span text:style-name="T5">Graph</text:span></text:span><text:span text:style-name="T2">) that provides basic graph operations and many special-purpose clients, each of which solves one graph problem (e.g. </text:span><text:span text:style-name="Teletype"><text:span text:style-name="T5">ConnectedComponents</text:span></text:span><text:span text:style-name="T2">).</text:span></text:p>
      <text:h text:style-name="P19" text:outline-level="3">Recommended Problems</text:h>
      <text:h text:style-name="P17" text:outline-level="4">C level</text:h>
      <text:list xml:id="list7895717601429896713" text:style-name="L4">
        <text:list-item>
          <text:p text:style-name="P12">Fall 09 Final, #2a</text:p>
        </text:list-item>
        <text:list-item>
          <text:p text:style-name="P4">Textbook: 4.1.12</text:p>
        </text:list-item>
      </text:list>
      <text:h text:style-name="P17" text:outline-level="4">B level</text:h>
      <text:list xml:id="list3545373138676499478" text:style-name="L5">
        <text:list-item>
          <text:p text:style-name="P13">Fall 09 Final, #2b</text:p>
        </text:list-item>
        <text:list-item>
          <text:p text:style-name="P13">Fall 10 Final, #2c</text:p>
        </text:list-item>
        <text:list-item>
          <text:p text:style-name="P13">Textbook: 4.1.14, 4.1.10</text:p>
        </text:list-item>
        <text:list-item>
          <text:p text:style-name="P5">What is the running time for DFS or BFS if we use an adjacency matrix insted of adjacency lists?</text:p>
        </text:list-item>
      </text:list>
      <text:h text:style-name="P17" text:outline-level="4">A level</text:h>
      <text:list xml:id="list3310154295146632306" text:style-name="L6">
        <text:list-item>
          <text:p text:style-name="P14">Fall 12 Final, #15</text:p>
        </text:list-item>
        <text:list-item>
          <text:p text:style-name="P6">Textbook: 4.1.33</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S</meta:editing-duration>
    <meta:editing-cycles>3</meta:editing-cycles>
    <meta:generator>LibreOffice/4.3.5.2$Windows_x86 LibreOffice_project/3a87456aaa6a95c63eea1c1b3201acedf0751bd5</meta:generator>
    <dc:date>2015-01-20T16:11:19.818000000</dc:date>
    <meta:document-statistic meta:table-count="0" meta:image-count="0" meta:object-count="0" meta:page-count="2" meta:paragraph-count="32" meta:word-count="518" meta:character-count="3013" meta:non-whitespace-character-count="2542"/>
    <meta:user-defined meta:name="Info 1"/>
    <meta:user-defined meta:name="Info 2"/>
    <meta:user-defined meta:name="Info 3"/>
    <meta:user-defined meta:name="Info 4"/>
  </office:meta>
</office:document-meta>
</file>